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f8f8f2" loext:opacity="100%" style:font-name="Consolas" fo:font-size="7pt" fo:font-weight="normal" fo:background-color="#272822"/>
    </style:style>
    <style:style style:name="P2" style:family="paragraph" style:parent-style-name="Standard">
      <style:paragraph-properties style:line-height-at-least="0.335cm"/>
      <style:text-properties fo:color="#f8f8f2" loext:opacity="100%" fo:background-color="#272822"/>
    </style:style>
    <style:style style:name="P3" style:family="paragraph" style:parent-style-name="Standard">
      <style:paragraph-properties style:line-height-at-least="0.335cm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onsolas" fo:font-size="7pt" fo:font-weight="normal"/>
    </style:style>
    <style:style style:name="T3" style:family="text">
      <style:text-properties fo:color="#a6e22e" loext:opacity="100%"/>
    </style:style>
    <style:style style:name="T4" style:family="text">
      <style:text-properties fo:color="#a6e22e" loext:opacity="100%" style:font-name="Consolas" fo:font-size="7pt" fo:font-weight="normal"/>
    </style:style>
    <style:style style:name="T5" style:family="text">
      <style:text-properties fo:color="#e6db74" loext:opacity="100%"/>
    </style:style>
    <style:style style:name="T6" style:family="text">
      <style:text-properties fo:color="#e6db74" loext:opacity="100%" style:font-name="Consolas" fo:font-size="7pt" fo:font-weight="normal"/>
    </style:style>
    <style:style style:name="T7" style:family="text">
      <style:text-properties style:font-name="Consolas" fo:font-size="7pt" fo:font-weight="normal"/>
    </style:style>
    <style:style style:name="T8" style:family="text">
      <style:text-properties fo:color="#66d9ef" loext:opacity="100%" style:font-name="Consolas" fo:font-size="7pt" fo:font-style="italic" fo:font-weight="normal"/>
    </style:style>
    <style:style style:name="T9" style:family="text">
      <style:text-properties fo:color="#ae81ff" loext:opacity="100%" style:font-name="Consolas" fo:font-size="7pt" fo:font-weight="normal"/>
    </style:style>
    <style:style style:name="T10" style:family="text">
      <style:text-properties fo:color="#fd971f" loext:opacity="100%" style:font-name="Consolas" fo:font-size="7pt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<text:span text:style-name="T1">DOCTYPE</text:span> <text:span text:style-name="T3">html</text:span>&gt;</text:p>
      <text:p text:style-name="P1">&lt;<text:span text:style-name="T1">html</text:span> <text:span text:style-name="T3">lang</text:span>=<text:span text:style-name="T5">"en"</text:span>&gt;</text:p>
      <text:p text:style-name="P2">  <text:span text:style-name="T7">&lt;</text:span><text:span text:style-name="T2">head</text:span><text:span text:style-name="T7">&gt;</text:span></text:p>
      <text:p text:style-name="P2">    <text:span text:style-name="T7">&lt;</text:span><text:span text:style-name="T2">meta</text:span><text:span text:style-name="T7"> </text:span><text:span text:style-name="T4">charset</text:span><text:span text:style-name="T7">=</text:span><text:span text:style-name="T6">"UTF-8"</text:span><text:span text:style-name="T7"> /&gt;</text:span></text:p>
      <text:p text:style-name="P2">    <text:span text:style-name="T7">&lt;</text:span><text:span text:style-name="T2">meta</text:span><text:span text:style-name="T7"> </text:span><text:span text:style-name="T4">name</text:span><text:span text:style-name="T7">=</text:span><text:span text:style-name="T6">"viewport"</text:span><text:span text:style-name="T7"> </text:span><text:span text:style-name="T4">content</text:span><text:span text:style-name="T7">=</text:span><text:span text:style-name="T6">"width=device-width, initial-scale=1.0"</text:span><text:span text:style-name="T7"> /&gt;</text:span></text:p>
      <text:p text:style-name="P2">    <text:span text:style-name="T7">&lt;</text:span><text:span text:style-name="T2">title</text:span><text:span text:style-name="T7">&gt;Document&lt;/</text:span><text:span text:style-name="T2">title</text:span><text:span text:style-name="T7">&gt;</text:span></text:p>
      <text:p text:style-name="P2">    <text:span text:style-name="T7">&lt;</text:span><text:span text:style-name="T2">link</text:span><text:span text:style-name="T7"> </text:span><text:span text:style-name="T4">rel</text:span><text:span text:style-name="T7">=</text:span><text:span text:style-name="T6">"stylesheet"</text:span><text:span text:style-name="T7"> </text:span><text:span text:style-name="T4">href</text:span><text:span text:style-name="T7">=</text:span><text:span text:style-name="T6">"grille.css"</text:span><text:span text:style-name="T7"> /&gt;</text:span></text:p>
      <text:p text:style-name="P2">  <text:span text:style-name="T7">&lt;/</text:span><text:span text:style-name="T2">head</text:span><text:span text:style-name="T7">&gt;</text:span></text:p>
      <text:p text:style-name="P2">  <text:span text:style-name="T7">&lt;</text:span><text:span text:style-name="T2">body</text:span><text:span text:style-name="T7">&gt;</text:span></text:p>
      <text:p text:style-name="P2">    <text:span text:style-name="T7">&lt;</text:span><text:span text:style-name="T2">script</text:span><text:span text:style-name="T7">&gt;</text:span></text:p>
      <text:p text:style-name="P2">      <text:span text:style-name="T8">const</text:span><text:span text:style-name="T7"> nbLignes </text:span><text:span text:style-name="T2">=</text:span><text:span text:style-name="T7"> </text:span><text:span text:style-name="T9">10</text:span><text:span text:style-name="T7">;</text:span></text:p>
      <text:p text:style-name="P2">      <text:span text:style-name="T8">const</text:span><text:span text:style-name="T7"> nbColonnes </text:span><text:span text:style-name="T2">=</text:span><text:span text:style-name="T7"> </text:span><text:span text:style-name="T9">12</text:span><text:span text:style-name="T7">;</text:span></text:p>
      <text:p text:style-name="P2">      <text:span text:style-name="T8">let</text:span><text:span text:style-name="T7"> grid </text:span><text:span text:style-name="T2">=</text:span><text:span text:style-name="T7"> [];</text:span></text:p>
      <text:p text:style-name="P3"/>
      <text:p text:style-name="P2">      <text:span text:style-name="T2">for</text:span><text:span text:style-name="T7"> (</text:span><text:span text:style-name="T8">let</text:span><text:span text:style-name="T7"> i </text:span><text:span text:style-name="T2">=</text:span><text:span text:style-name="T7"> </text:span><text:span text:style-name="T9">0</text:span><text:span text:style-name="T7">; i </text:span><text:span text:style-name="T2">&lt;</text:span><text:span text:style-name="T7"> nbLignes; i </text:span><text:span text:style-name="T2">=</text:span><text:span text:style-name="T7"> i </text:span><text:span text:style-name="T2">+</text:span><text:span text:style-name="T7"> </text:span><text:span text:style-name="T9">1</text:span><text:span text:style-name="T7">) {</text:span></text:p>
      <text:p text:style-name="P2">        <text:span text:style-name="T8">let</text:span><text:span text:style-name="T7"> ligne </text:span><text:span text:style-name="T2">=</text:span><text:span text:style-name="T7"> [];</text:span></text:p>
      <text:p text:style-name="P2">        <text:span text:style-name="T2">for</text:span><text:span text:style-name="T7"> (</text:span><text:span text:style-name="T8">let</text:span><text:span text:style-name="T7"> j </text:span><text:span text:style-name="T2">=</text:span><text:span text:style-name="T7"> </text:span><text:span text:style-name="T9">0</text:span><text:span text:style-name="T7">; j </text:span><text:span text:style-name="T2">&lt;</text:span><text:span text:style-name="T7"> nbColonnes; j </text:span><text:span text:style-name="T2">=</text:span><text:span text:style-name="T7"> j </text:span><text:span text:style-name="T2">+</text:span><text:span text:style-name="T7"> </text:span><text:span text:style-name="T9">1</text:span><text:span text:style-name="T7">) {</text:span></text:p>
      <text:p text:style-name="P2">          <text:span text:style-name="T2">if</text:span><text:span text:style-name="T7"> (i </text:span><text:span text:style-name="T2">==</text:span><text:span text:style-name="T7"> </text:span><text:span text:style-name="T9">0</text:span><text:span text:style-name="T7">) ligne.</text:span><text:span text:style-name="T4">push</text:span><text:span text:style-name="T7">(</text:span><text:span text:style-name="T6">"#"</text:span><text:span text:style-name="T7">);</text:span></text:p>
      <text:p text:style-name="P2">          <text:span text:style-name="T2">else</text:span><text:span text:style-name="T7"> </text:span><text:span text:style-name="T2">if</text:span><text:span text:style-name="T7"> (i </text:span><text:span text:style-name="T2">==</text:span><text:span text:style-name="T7"> nbLignes </text:span><text:span text:style-name="T2">-</text:span><text:span text:style-name="T7"> </text:span><text:span text:style-name="T9">1</text:span><text:span text:style-name="T7">) ligne.</text:span><text:span text:style-name="T4">push</text:span><text:span text:style-name="T7">(</text:span><text:span text:style-name="T6">"#"</text:span><text:span text:style-name="T7">);</text:span></text:p>
      <text:p text:style-name="P2">          <text:span text:style-name="T2">else</text:span><text:span text:style-name="T7"> </text:span><text:span text:style-name="T2">if</text:span><text:span text:style-name="T7"> (j </text:span><text:span text:style-name="T2">==</text:span><text:span text:style-name="T7"> </text:span><text:span text:style-name="T9">0</text:span><text:span text:style-name="T7">) ligne.</text:span><text:span text:style-name="T4">push</text:span><text:span text:style-name="T7">(</text:span><text:span text:style-name="T6">"#"</text:span><text:span text:style-name="T7">);</text:span></text:p>
      <text:p text:style-name="P2">          <text:span text:style-name="T2">else</text:span><text:span text:style-name="T7"> </text:span><text:span text:style-name="T2">if</text:span><text:span text:style-name="T7"> (j </text:span><text:span text:style-name="T2">==</text:span><text:span text:style-name="T7"> nbColonnes </text:span><text:span text:style-name="T2">-</text:span><text:span text:style-name="T7"> </text:span><text:span text:style-name="T9">1</text:span><text:span text:style-name="T7">) ligne.</text:span><text:span text:style-name="T4">push</text:span><text:span text:style-name="T7">(</text:span><text:span text:style-name="T6">"#"</text:span><text:span text:style-name="T7">);</text:span></text:p>
      <text:p text:style-name="P2">          <text:span text:style-name="T2">else</text:span><text:span text:style-name="T7"> ligne.</text:span><text:span text:style-name="T4">push</text:span><text:span text:style-name="T7">(</text:span><text:span text:style-name="T6">"&amp;nbsp;"</text:span><text:span text:style-name="T7">);</text:span></text:p>
      <text:p text:style-name="P2">        <text:span text:style-name="T7">}</text:span></text:p>
      <text:p text:style-name="P2">        <text:span text:style-name="T7">grid.</text:span><text:span text:style-name="T4">push</text:span><text:span text:style-name="T7">(ligne);</text:span></text:p>
      <text:p text:style-name="P2">      <text:span text:style-name="T7">}</text:span></text:p>
      <text:p text:style-name="P3"/>
      <text:p text:style-name="P2">      <text:span text:style-name="T8">function</text:span><text:span text:style-name="T7"> </text:span><text:span text:style-name="T4">afficheGrille</text:span><text:span text:style-name="T7">() {</text:span></text:p>
      <text:p text:style-name="P2">        <text:span text:style-name="T8">let</text:span><text:span text:style-name="T7"> laGrille </text:span><text:span text:style-name="T2">=</text:span><text:span text:style-name="T7"> </text:span><text:span text:style-name="T6">""</text:span><text:span text:style-name="T7">;</text:span></text:p>
      <text:p text:style-name="P2">        <text:span text:style-name="T2">for</text:span><text:span text:style-name="T7"> (</text:span><text:span text:style-name="T8">let</text:span><text:span text:style-name="T7"> i </text:span><text:span text:style-name="T2">=</text:span><text:span text:style-name="T7"> </text:span><text:span text:style-name="T9">0</text:span><text:span text:style-name="T7">; i </text:span><text:span text:style-name="T2">&lt;</text:span><text:span text:style-name="T7"> nbLignes; i </text:span><text:span text:style-name="T2">=</text:span><text:span text:style-name="T7"> i </text:span><text:span text:style-name="T2">+</text:span><text:span text:style-name="T7"> </text:span><text:span text:style-name="T9">1</text:span><text:span text:style-name="T7">) {</text:span></text:p>
      <text:p text:style-name="P2">          <text:span text:style-name="T2">for</text:span><text:span text:style-name="T7"> (</text:span><text:span text:style-name="T8">let</text:span><text:span text:style-name="T7"> j </text:span><text:span text:style-name="T2">=</text:span><text:span text:style-name="T7"> </text:span><text:span text:style-name="T9">0</text:span><text:span text:style-name="T7">; j </text:span><text:span text:style-name="T2">&lt;</text:span><text:span text:style-name="T7"> nbColonnes; j </text:span><text:span text:style-name="T2">=</text:span><text:span text:style-name="T7"> j </text:span><text:span text:style-name="T2">+</text:span><text:span text:style-name="T7"> </text:span><text:span text:style-name="T9">1</text:span><text:span text:style-name="T7">) {</text:span></text:p>
      <text:p text:style-name="P2">            <text:span text:style-name="T7">laGrille </text:span><text:span text:style-name="T2">=</text:span><text:span text:style-name="T7"> laGrille </text:span><text:span text:style-name="T2">+</text:span><text:span text:style-name="T7"> grid[i][j];</text:span></text:p>
      <text:p text:style-name="P2">          <text:span text:style-name="T7">}</text:span></text:p>
      <text:p text:style-name="P2">          <text:span text:style-name="T7">laGrille </text:span><text:span text:style-name="T2">=</text:span><text:span text:style-name="T7"> laGrille </text:span><text:span text:style-name="T2">+</text:span><text:span text:style-name="T7"> </text:span><text:span text:style-name="T6">"&lt;br&gt;"</text:span><text:span text:style-name="T7">;</text:span></text:p>
      <text:p text:style-name="P2">        <text:span text:style-name="T7">}</text:span></text:p>
      <text:p text:style-name="P2">        <text:span text:style-name="T7">document.</text:span><text:span text:style-name="T4">getElementById</text:span><text:span text:style-name="T7">(</text:span><text:span text:style-name="T6">"grille"</text:span><text:span text:style-name="T7">).innerHTML </text:span><text:span text:style-name="T2">=</text:span><text:span text:style-name="T7"> laGrille;</text:span></text:p>
      <text:p text:style-name="P2">      <text:span text:style-name="T7">}</text:span></text:p>
      <text:p text:style-name="P2">      <text:span text:style-name="T8">function</text:span><text:span text:style-name="T7"> </text:span><text:span text:style-name="T4">valeurGrille</text:span><text:span text:style-name="T7">(</text:span><text:span text:style-name="T10">i</text:span><text:span text:style-name="T7">, </text:span><text:span text:style-name="T10">j</text:span><text:span text:style-name="T7">) {</text:span></text:p>
      <text:p text:style-name="P2">        <text:span text:style-name="T2">return</text:span><text:span text:style-name="T7"> grid[</text:span><text:span text:style-name="T10">i</text:span><text:span text:style-name="T7">][</text:span><text:span text:style-name="T10">j</text:span><text:span text:style-name="T7">];</text:span></text:p>
      <text:p text:style-name="P2">      <text:span text:style-name="T7">}</text:span></text:p>
      <text:p text:style-name="P3"/>
      <text:p text:style-name="P2">      <text:span text:style-name="T8">function</text:span><text:span text:style-name="T7"> </text:span><text:span text:style-name="T4">modifGrille</text:span><text:span text:style-name="T7">(</text:span><text:span text:style-name="T10">i</text:span><text:span text:style-name="T7">, </text:span><text:span text:style-name="T10">j</text:span><text:span text:style-name="T7">, </text:span><text:span text:style-name="T10">val</text:span><text:span text:style-name="T7">) {</text:span></text:p>
      <text:p text:style-name="P2">        <text:span text:style-name="T7">grid[</text:span><text:span text:style-name="T10">i</text:span><text:span text:style-name="T7">][</text:span><text:span text:style-name="T10">j</text:span><text:span text:style-name="T7">] </text:span><text:span text:style-name="T2">=</text:span><text:span text:style-name="T7"> </text:span><text:span text:style-name="T10">val</text:span><text:span text:style-name="T7">;</text:span></text:p>
      <text:p text:style-name="P2">      <text:span text:style-name="T7">}</text:span></text:p>
      <text:p text:style-name="P2">    <text:span text:style-name="T7">&lt;/</text:span><text:span text:style-name="T2">script</text:span><text:span text:style-name="T7">&gt;</text:span></text:p>
      <text:p text:style-name="P2">    <text:span text:style-name="T7">&lt;</text:span><text:span text:style-name="T2">p</text:span><text:span text:style-name="T7"> </text:span><text:span text:style-name="T4">id</text:span><text:span text:style-name="T7">=</text:span><text:span text:style-name="T6">"grille"</text:span><text:span text:style-name="T7">&gt;toto&lt;/</text:span><text:span text:style-name="T2">p</text:span><text:span text:style-name="T7">&gt;</text:span></text:p>
      <text:p text:style-name="P2">    <text:span text:style-name="T7">&lt;</text:span><text:span text:style-name="T2">script</text:span><text:span text:style-name="T7">&gt;</text:span></text:p>
      <text:p text:style-name="P2">      <text:span text:style-name="T4">afficheGrille</text:span><text:span text:style-name="T7">();</text:span></text:p>
      <text:p text:style-name="P2">      <text:span text:style-name="T4">modifGrille</text:span><text:span text:style-name="T7">(</text:span><text:span text:style-name="T9">4</text:span><text:span text:style-name="T7">, </text:span><text:span text:style-name="T9">3</text:span><text:span text:style-name="T7">, </text:span><text:span text:style-name="T6">"X"</text:span><text:span text:style-name="T7">);</text:span></text:p>
      <text:p text:style-name="P2">      <text:span text:style-name="T4">afficheGrille</text:span><text:span text:style-name="T7">();</text:span></text:p>
      <text:p text:style-name="P2">    <text:span text:style-name="T7">&lt;/</text:span><text:span text:style-name="T2">script</text:span><text:span text:style-name="T7">&gt;</text:span></text:p>
      <text:p text:style-name="P2">  <text:span text:style-name="T7">&lt;/</text:span><text:span text:style-name="T2">body</text:span><text:span text:style-name="T7">&gt;</text:span></text:p>
      <text:p text:style-name="P1">&lt;/<text:span text:style-name="T1">html</text:span>&gt;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14:15:32.636000000</meta:creation-date>
    <dc:date>2025-01-08T14:16:01.880000000</dc:date>
    <meta:editing-duration>PT29S</meta:editing-duration>
    <meta:editing-cycles>1</meta:editing-cycles>
    <meta:document-statistic meta:table-count="0" meta:image-count="0" meta:object-count="0" meta:page-count="1" meta:paragraph-count="49" meta:word-count="176" meta:character-count="1340" meta:non-whitespace-character-count="913"/>
    <meta:generator>LibreOffice/7.1.4.2$Windows_X86_64 LibreOffice_project/a529a4fab45b75fefc5b6226684193eb000654f6</meta:generator>
  </office:meta>
</office:document-meta>
</file>